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Pictures/100000000000000800000008D0A3B22BE7570F14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9.72mm" svg:y="14.27mm">
            <draw:object draw:notify-on-update-of-ranges="Sheet1.C1:Sheet1.C1 Sheet1.C2:Sheet1.C361 Sheet1.D1:Sheet1.D1 Sheet1.D2:Sheet1.D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 (degrees)</text:p>
          </table:table-cell>
          <table:table-cell office:value-type="string" calcext:value-type="string">
            <text:p>X coordinate</text:p>
          </table:table-cell>
          <table:table-cell office:value-type="string" calcext:value-type="string">
            <text:p>Y coordina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49" calcext:value-type="float">
            <text:p>44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47" calcext:value-type="float">
            <text:p>44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46" calcext:value-type="float">
            <text:p>44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43" calcext:value-type="float">
            <text:p>44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443" calcext:value-type="float">
            <text:p>44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442" calcext:value-type="float">
            <text:p>4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41" calcext:value-type="float">
            <text:p>44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439" calcext:value-type="float">
            <text:p>4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438" calcext:value-type="float">
            <text:p>43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37" calcext:value-type="float">
            <text:p>43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37" calcext:value-type="float">
            <text:p>4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36" calcext:value-type="float">
            <text:p>43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35" calcext:value-type="float">
            <text:p>43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34" calcext:value-type="float">
            <text:p>43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433" calcext:value-type="float">
            <text:p>43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32" calcext:value-type="float">
            <text:p>43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431" calcext:value-type="float">
            <text:p>43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429" calcext:value-type="float">
            <text:p>42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428" calcext:value-type="float">
            <text:p>42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27" calcext:value-type="float">
            <text:p>42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25" calcext:value-type="float">
            <text:p>4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23" calcext:value-type="float">
            <text:p>4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22" calcext:value-type="float">
            <text:p>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419" calcext:value-type="float">
            <text:p>4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418" calcext:value-type="float">
            <text:p>4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17" calcext:value-type="float">
            <text:p>41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416" calcext:value-type="float">
            <text:p>41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14" calcext:value-type="float">
            <text:p>41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09" calcext:value-type="float">
            <text:p>4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07" calcext:value-type="float">
            <text:p>40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06" calcext:value-type="float">
            <text:p>40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404" calcext:value-type="float">
            <text:p>40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03" calcext:value-type="float">
            <text:p>40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02" calcext:value-type="float">
            <text:p>40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98" calcext:value-type="float">
            <text:p>39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97" calcext:value-type="float">
            <text:p>39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95" calcext:value-type="float">
            <text:p>39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94" calcext:value-type="float">
            <text:p>39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91" calcext:value-type="float">
            <text:p>39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89" calcext:value-type="float">
            <text:p>3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386" calcext:value-type="float">
            <text:p>38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83" calcext:value-type="float">
            <text:p>38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79" calcext:value-type="float">
            <text:p>37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378" calcext:value-type="float">
            <text:p>37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372" calcext:value-type="float">
            <text:p>37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66" calcext:value-type="float">
            <text:p>3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9" calcext:value-type="float">
            <text:p>3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34" calcext:value-type="float">
            <text:p>33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31" calcext:value-type="float">
            <text:p>33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326" calcext:value-type="float">
            <text:p>32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324" calcext:value-type="float">
            <text:p>32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322" calcext:value-type="float">
            <text:p>32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319" calcext:value-type="float">
            <text:p>3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16" calcext:value-type="float">
            <text:p>3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314" calcext:value-type="float">
            <text:p>31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311" calcext:value-type="float">
            <text:p>3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8" calcext:value-type="float">
            <text:p>30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05" calcext:value-type="float">
            <text:p>30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97" calcext:value-type="float">
            <text:p>29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296" calcext:value-type="float">
            <text:p>29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86" calcext:value-type="float">
            <text:p>28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284" calcext:value-type="float">
            <text:p>28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282" calcext:value-type="float">
            <text:p>28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281" calcext:value-type="float">
            <text:p>28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79" calcext:value-type="float">
            <text:p>27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277" calcext:value-type="float">
            <text:p>27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276" calcext:value-type="float">
            <text:p>27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275" calcext:value-type="float">
            <text:p>27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71" calcext:value-type="float">
            <text:p>27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69" calcext:value-type="float">
            <text:p>26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263" calcext:value-type="float">
            <text:p>26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262" calcext:value-type="float">
            <text:p>26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259" calcext:value-type="float">
            <text:p>25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257" calcext:value-type="float">
            <text:p>2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258" calcext:value-type="float">
            <text:p>25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259" calcext:value-type="float">
            <text:p>25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260" calcext:value-type="float">
            <text:p>26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261" calcext:value-type="float">
            <text:p>26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262" calcext:value-type="float">
            <text:p>26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263" calcext:value-type="float">
            <text:p>26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264" calcext:value-type="float">
            <text:p>2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265" calcext:value-type="float">
            <text:p>26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269" calcext:value-type="float">
            <text:p>26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float" office:value="270" calcext:value-type="float">
            <text:p>2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9" calcext:value-type="float">
            <text:p>219</text:p>
          </table:table-cell>
          <table:table-cell office:value-type="float" office:value="272" calcext:value-type="float">
            <text:p>27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273" calcext:value-type="float">
            <text:p>2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276" calcext:value-type="float">
            <text:p>27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277" calcext:value-type="float">
            <text:p>27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278" calcext:value-type="float">
            <text:p>27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282" calcext:value-type="float">
            <text:p>28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float" office:value="283" calcext:value-type="float">
            <text:p>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286" calcext:value-type="float">
            <text:p>28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office:value-type="float" office:value="287" calcext:value-type="float">
            <text:p>28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291" calcext:value-type="float">
            <text:p>29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293" calcext:value-type="float">
            <text:p>29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294" calcext:value-type="float">
            <text:p>2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296" calcext:value-type="float">
            <text:p>2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297" calcext:value-type="float">
            <text:p>29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302" calcext:value-type="float">
            <text:p>3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303" calcext:value-type="float">
            <text:p>30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305" calcext:value-type="float">
            <text:p>30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308" calcext:value-type="float">
            <text:p>3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309" calcext:value-type="float">
            <text:p>3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311" calcext:value-type="float">
            <text:p>3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314" calcext:value-type="float">
            <text:p>31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316" calcext:value-type="float">
            <text:p>3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321" calcext:value-type="float">
            <text:p>3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322" calcext:value-type="float">
            <text:p>32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24" calcext:value-type="float">
            <text:p>32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328" calcext:value-type="float">
            <text:p>3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329" calcext:value-type="float">
            <text:p>3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331" calcext:value-type="float">
            <text:p>3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333" calcext:value-type="float">
            <text:p>3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334" calcext:value-type="float">
            <text:p>3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336" calcext:value-type="float">
            <text:p>3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office:value-type="float" office:value="338" calcext:value-type="float">
            <text:p>3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340" calcext:value-type="float">
            <text:p>3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341" calcext:value-type="float">
            <text:p>3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7" calcext:value-type="float">
            <text:p>267</text:p>
          </table:table-cell>
          <table:table-cell office:value-type="float" office:value="345" calcext:value-type="float">
            <text:p>3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347" calcext:value-type="float">
            <text:p>3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348" calcext:value-type="float">
            <text:p>3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52" calcext:value-type="float">
            <text:p>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353" calcext:value-type="float">
            <text:p>3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float" office:value="359" calcext:value-type="float">
            <text:p>3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float" office:value="360" calcext:value-type="float">
            <text:p>3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362" calcext:value-type="float">
            <text:p>3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" calcext:value-type="float">
            <text:p>278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float" office:value="369" calcext:value-type="float">
            <text:p>36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371" calcext:value-type="float">
            <text:p>37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  <table:table-cell office:value-type="float" office:value="372" calcext:value-type="float">
            <text:p>37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374" calcext:value-type="float">
            <text:p>37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376" calcext:value-type="float">
            <text:p>37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378" calcext:value-type="float">
            <text:p>37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379" calcext:value-type="float">
            <text:p>37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381" calcext:value-type="float">
            <text:p>3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83" calcext:value-type="float">
            <text:p>3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384" calcext:value-type="float">
            <text:p>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386" calcext:value-type="float">
            <text:p>38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392" calcext:value-type="float">
            <text:p>39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394" calcext:value-type="float">
            <text:p>3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395" calcext:value-type="float">
            <text:p>3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397" calcext:value-type="float">
            <text:p>39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9" calcext:value-type="float">
            <text:p>299</text:p>
          </table:table-cell>
          <table:table-cell office:value-type="float" office:value="398" calcext:value-type="float">
            <text:p>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404" calcext:value-type="float">
            <text:p>40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06" calcext:value-type="float">
            <text:p>4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407" calcext:value-type="float">
            <text:p>4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409" calcext:value-type="float">
            <text:p>4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412" calcext:value-type="float">
            <text:p>4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413" calcext:value-type="float">
            <text:p>4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office:value-type="float" office:value="414" calcext:value-type="float">
            <text:p>4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418" calcext:value-type="float">
            <text:p>41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419" calcext:value-type="float">
            <text:p>4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421" calcext:value-type="float">
            <text:p>4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422" calcext:value-type="float">
            <text:p>4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423" calcext:value-type="float">
            <text:p>4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425" calcext:value-type="float">
            <text:p>4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27" calcext:value-type="float">
            <text:p>4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428" calcext:value-type="float">
            <text:p>4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430" calcext:value-type="float">
            <text:p>43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431" calcext:value-type="float">
            <text:p>4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432" calcext:value-type="float">
            <text:p>4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office:value-type="float" office:value="433" calcext:value-type="float">
            <text:p>4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434" calcext:value-type="float">
            <text:p>43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8" calcext:value-type="float">
            <text:p>328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436" calcext:value-type="float">
            <text:p>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437" calcext:value-type="float">
            <text:p>4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float" office:value="438" calcext:value-type="float">
            <text:p>43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439" calcext:value-type="float">
            <text:p>4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office:value-type="float" office:value="440" calcext:value-type="float">
            <text:p>4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441" calcext:value-type="float">
            <text:p>44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7" calcext:value-type="float">
            <text:p>337</text:p>
          </table:table-cell>
          <table:table-cell office:value-type="float" office:value="442" calcext:value-type="float">
            <text:p>44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office:value-type="float" office:value="443" calcext:value-type="float">
            <text:p>44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443" calcext:value-type="float">
            <text:p>44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444" calcext:value-type="float">
            <text:p>4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" calcext:value-type="float">
            <text:p>341</text:p>
          </table:table-cell>
          <table:table-cell office:value-type="float" office:value="445" calcext:value-type="float">
            <text:p>44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445" calcext:value-type="float">
            <text:p>4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446" calcext:value-type="float">
            <text:p>44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446" calcext:value-type="float">
            <text:p>44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447" calcext:value-type="float">
            <text:p>44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447" calcext:value-type="float">
            <text:p>4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447" calcext:value-type="float">
            <text:p>44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448" calcext:value-type="float">
            <text:p>44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448" calcext:value-type="float">
            <text:p>44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448" calcext:value-type="float">
            <text:p>44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449" calcext:value-type="float">
            <text:p>44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2" calcext:value-type="float">
            <text:p>352</text:p>
          </table:table-cell>
          <table:table-cell office:value-type="float" office:value="449" calcext:value-type="float">
            <text:p>44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449" calcext:value-type="float">
            <text:p>4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450" calcext:value-type="float">
            <text:p>4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450" calcext:value-type="float">
            <text:p>4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450" calcext:value-type="float">
            <text:p>4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450" calcext:value-type="float">
            <text:p>4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office:value-type="float" office:value="450" calcext:value-type="float">
            <text:p>4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0:32:13.970015211</meta:creation-date>
    <dc:date>2019-11-18T22:49:56.486988506</dc:date>
    <meta:editing-duration>PT1H25M59S</meta:editing-duration>
    <meta:editing-cycles>4</meta:editing-cycles>
    <meta:generator>LibreOffice/6.0.7.3$Linux_X86_64 LibreOffice_project/00m0$Build-3</meta:generator>
    <meta:document-statistic meta:table-count="1" meta:cell-count="1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3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7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bitmap" draw:fill-color="#e6e6e6" draw:fill-image-name="ChartBitmap_20_1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8cm" svg:y="0.848cm" chart:style-name="ch2">
          <text:p>Circle with centre (350,250)</text:p>
        </chart:title>
        <chart:subtitle svg:x="3.29cm" svg:y="1.698cm" chart:style-name="ch3">
          <text:p>Radius = 100</text:p>
        </chart:subtitle>
        <chart:plot-area chart:style-name="ch4" table:cell-range-address="Sheet1.C1:Sheet1.D361" chart:data-source-has-labels="row" svg:x="0.32cm" svg:y="0.378cm" svg:width="15.079cm" svg:height="8.44cm">
          <chartooo:coordinate-region svg:x="1.127cm" svg:y="0.378cm" svg:width="14.272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361" chart:label-cell-address="Sheet1.D1:Sheet1.D1" chart:class="chart:scatter">
            <chart:domain table:cell-range-address="Sheet1.C2:Sheet1.C361"/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coordin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Sheet1.C2:Sheet1.C361</svg:desc>
                </draw:g>
              </table:table-cell>
              <table:table-cell office:value-type="float" office:value="252">
                <text:p>252</text:p>
                <draw:g>
                  <svg:desc>Sheet1.D2:Sheet1.D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9">
                <text:p>44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">
                <text:p>4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">
                <text:p>44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">
                <text:p>44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">
                <text:p>44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7">
                <text:p>4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7">
                <text:p>44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">
                <text:p>4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6">
                <text:p>44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">
                <text:p>44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">
                <text:p>44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3">
                <text:p>44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3">
                <text:p>44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2">
                <text:p>44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">
                <text:p>44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">
                <text:p>44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">
                <text:p>4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">
                <text:p>43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8">
                <text:p>43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7">
                <text:p>43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7">
                <text:p>4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6">
                <text:p>43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">
                <text:p>43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">
                <text:p>4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">
                <text:p>43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">
                <text:p>43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">
                <text:p>43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">
                <text:p>42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">
                <text:p>4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4">
                <text:p>4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">
                <text:p>42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2">
                <text:p>42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">
                <text:p>4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9">
                <text:p>41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">
                <text:p>41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">
                <text:p>41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">
                <text:p>41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4">
                <text:p>41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3">
                <text:p>41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">
                <text:p>41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">
                <text:p>4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9">
                <text:p>40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7">
                <text:p>40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6">
                <text:p>40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4">
                <text:p>40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3">
                <text:p>4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2">
                <text:p>40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">
                <text:p>4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8">
                <text:p>39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7">
                <text:p>39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5">
                <text:p>39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">
                <text:p>39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2">
                <text:p>39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1">
                <text:p>3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9">
                <text:p>3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7">
                <text:p>38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">
                <text:p>38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">
                <text:p>38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3">
                <text:p>3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1">
                <text:p>3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">
                <text:p>37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">
                <text:p>37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4">
                <text:p>37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2">
                <text:p>37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1">
                <text:p>37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">
                <text:p>3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7">
                <text:p>3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6">
                <text:p>36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4">
                <text:p>3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2">
                <text:p>3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">
                <text:p>3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7">
                <text:p>35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">
                <text:p>3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8">
                <text:p>3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7">
                <text:p>34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3">
                <text:p>34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1">
                <text:p>34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0">
                <text:p>3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">
                <text:p>33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6">
                <text:p>33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4">
                <text:p>33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">
                <text:p>33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9">
                <text:p>3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8">
                <text:p>3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6">
                <text:p>32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4">
                <text:p>32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1">
                <text:p>32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">
                <text:p>3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7">
                <text:p>3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6">
                <text:p>31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4">
                <text:p>31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3">
                <text:p>3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1">
                <text:p>31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9">
                <text:p>30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">
                <text:p>30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">
                <text:p>30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5">
                <text:p>30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">
                <text:p>30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8">
                <text:p>29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7">
                <text:p>29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6">
                <text:p>2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4">
                <text:p>2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3">
                <text:p>29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1">
                <text:p>2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8">
                <text:p>28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7">
                <text:p>28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">
                <text:p>28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4">
                <text:p>28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3">
                <text:p>28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">
                <text:p>28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1">
                <text:p>28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9">
                <text:p>27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8">
                <text:p>2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7">
                <text:p>27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">
                <text:p>2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3">
                <text:p>27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">
                <text:p>27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1">
                <text:p>27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0">
                <text:p>2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9">
                <text:p>2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7">
                <text:p>26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6">
                <text:p>26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5">
                <text:p>26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4">
                <text:p>26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3">
                <text:p>2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3">
                <text:p>2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2">
                <text:p>26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1">
                <text:p>26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9">
                <text:p>25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9">
                <text:p>25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8">
                <text:p>25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7">
                <text:p>25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6">
                <text:p>25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5">
                <text:p>25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4">
                <text:p>25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4">
                <text:p>25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3">
                <text:p>25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">
                <text:p>25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2">
                <text:p>25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1">
                <text:p>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1">
                <text:p>25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2">
                <text:p>25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2">
                <text:p>25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2">
                <text:p>2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3">
                <text:p>25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3">
                <text:p>25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4">
                <text:p>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4">
                <text:p>2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6">
                <text:p>2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7">
                <text:p>25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7">
                <text:p>2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8">
                <text:p>25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9">
                <text:p>25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9">
                <text:p>2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">
                <text:p>2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">
                <text:p>26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2">
                <text:p>2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3">
                <text:p>2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3">
                <text:p>2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4">
                <text:p>2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5">
                <text:p>26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6">
                <text:p>26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7">
                <text:p>2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8">
                <text:p>2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9">
                <text:p>2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0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2">
                <text:p>2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3">
                <text:p>2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5">
                <text:p>2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6">
                <text:p>2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7">
                <text:p>2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8">
                <text:p>2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1">
                <text:p>2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2">
                <text:p>28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3">
                <text:p>2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4">
                <text:p>2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6">
                <text:p>2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">
                <text:p>2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8">
                <text:p>2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0">
                <text:p>2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1">
                <text:p>2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3">
                <text:p>29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4">
                <text:p>29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6">
                <text:p>29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7">
                <text:p>2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8">
                <text:p>2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2">
                <text:p>30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3">
                <text:p>30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5">
                <text:p>3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6">
                <text:p>3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8">
                <text:p>3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9">
                <text:p>3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1">
                <text:p>31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3">
                <text:p>3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4">
                <text:p>3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6">
                <text:p>3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7">
                <text:p>3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9">
                <text:p>3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1">
                <text:p>3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2">
                <text:p>3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4">
                <text:p>3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6">
                <text:p>3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8">
                <text:p>3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9">
                <text:p>3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1">
                <text:p>3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3">
                <text:p>3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4">
                <text:p>3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6">
                <text:p>3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8">
                <text:p>3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0">
                <text:p>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1">
                <text:p>3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3">
                <text:p>3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5">
                <text:p>3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">
                <text:p>3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8">
                <text:p>3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2">
                <text:p>3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3">
                <text:p>3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5">
                <text:p>3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7">
                <text:p>3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9">
                <text:p>3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0">
                <text:p>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2">
                <text:p>3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4">
                <text:p>3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6">
                <text:p>3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7">
                <text:p>3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9">
                <text:p>3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1">
                <text:p>3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2">
                <text:p>3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4">
                <text:p>3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6">
                <text:p>3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8">
                <text:p>37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9">
                <text:p>3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">
                <text:p>3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3">
                <text:p>3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4">
                <text:p>3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6">
                <text:p>3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7">
                <text:p>38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9">
                <text:p>38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">
                <text:p>3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2">
                <text:p>3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4">
                <text:p>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">
                <text:p>3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7">
                <text:p>3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8">
                <text:p>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2">
                <text:p>4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3">
                <text:p>40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4">
                <text:p>4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6">
                <text:p>40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7">
                <text:p>40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0">
                <text:p>4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2">
                <text:p>4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3">
                <text:p>4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4">
                <text:p>4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6">
                <text:p>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7">
                <text:p>4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8">
                <text:p>41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9">
                <text:p>41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1">
                <text:p>42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2">
                <text:p>42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3">
                <text:p>42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4">
                <text:p>42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5">
                <text:p>4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7">
                <text:p>4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8">
                <text:p>4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">
                <text:p>4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0">
                <text:p>4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1">
                <text:p>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3">
                <text:p>4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4">
                <text:p>4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5">
                <text:p>4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6">
                <text:p>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7">
                <text:p>4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8">
                <text:p>4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9">
                <text:p>4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0">
                <text:p>4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1">
                <text:p>4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1">
                <text:p>4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2">
                <text:p>44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3">
                <text:p>4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">
                <text:p>44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4">
                <text:p>44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5">
                <text:p>44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5">
                <text:p>4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6">
                <text:p>4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6">
                <text:p>4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7">
                <text:p>4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7">
                <text:p>4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7">
                <text:p>4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">
                <text:p>4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8">
                <text:p>4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">
                <text:p>44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9">
                <text:p>44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9">
                <text:p>44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9">
                <text:p>44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9">
                <text:p>4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0">
                <text:p>4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0">
                <text:p>4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0">
                <text:p>4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0">
                <text:p>4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0">
                <text:p>4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0">
                <text:p>45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D0A3B22BE7570F14.png" xlink:type="simple" xlink:show="embed" xlink:actuate="onLoad"/>
  </office:styles>
</office:document-styles>
</file>